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30963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b188" officeooo:paragraph-rsid="0025b18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69fda" officeooo:paragraph-rsid="00269fd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309639" officeooo:paragraph-rsid="0030963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3225ac" officeooo:paragraph-rsid="003225ac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f8dcd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0a84d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630c2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a3f04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75a04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90db1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d1810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69fda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7cba9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99e2d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09639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225ac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13261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69fda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7cba9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309639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19465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69fda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309639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1bedae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2889eb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3225ac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3225ac"/>
    </style:style>
    <style:style style:name="P37" style:family="paragraph" style:parent-style-name="Standard" style:list-style-name="L1" style:master-page-name="">
      <style:paragraph-properties fo:margin-left="1.3cm" fo:margin-right="0cm" fo:text-align="start" style:justify-single-word="false" fo:text-indent="-0.6cm" style:auto-text-indent="false" style:page-number="auto"/>
      <style:text-properties fo:font-size="14pt" fo:font-weight="normal" officeooo:rsid="000cee6c" officeooo:paragraph-rsid="003225ac" style:font-size-asian="14pt" style:font-weight-asian="normal" style:font-size-complex="14pt" style:font-weight-complex="normal"/>
    </style:style>
    <style:style style:name="T1" style:family="text">
      <style:text-properties officeooo:rsid="000cee6c"/>
    </style:style>
    <style:style style:name="T2" style:family="text">
      <style:text-properties officeooo:rsid="000d8d2e"/>
    </style:style>
    <style:style style:name="T3" style:family="text">
      <style:text-properties fo:font-weight="bold" officeooo:rsid="000d8d2e" style:font-weight-asian="bold" style:font-weight-complex="bold"/>
    </style:style>
    <style:style style:name="T4" style:family="text">
      <style:text-properties fo:font-weight="bold" officeooo:rsid="002514f2" style:font-weight-asian="bold" style:font-weight-complex="bold"/>
    </style:style>
    <style:style style:name="T5" style:family="text">
      <style:text-properties fo:font-weight="bold" officeooo:rsid="00269fda" style:font-weight-asian="bold" style:font-weight-complex="bold"/>
    </style:style>
    <style:style style:name="T6" style:family="text">
      <style:text-properties fo:font-weight="bold" officeooo:rsid="0027cba9" style:font-weight-asian="bold" style:font-weight-complex="bold"/>
    </style:style>
    <style:style style:name="T7" style:family="text">
      <style:text-properties fo:font-weight="bold" officeooo:rsid="002889eb" style:font-weight-asian="bold" style:font-weight-complex="bold"/>
    </style:style>
    <style:style style:name="T8" style:family="text">
      <style:text-properties fo:font-weight="bold" officeooo:rsid="00299e2d" style:font-weight-asian="bold" style:font-weight-complex="bold"/>
    </style:style>
    <style:style style:name="T9" style:family="text">
      <style:text-properties officeooo:rsid="000f3c27"/>
    </style:style>
    <style:style style:name="T10" style:family="text">
      <style:text-properties officeooo:rsid="0010a84d"/>
    </style:style>
    <style:style style:name="T11" style:family="text">
      <style:text-properties officeooo:rsid="00149be5"/>
    </style:style>
    <style:style style:name="T12" style:family="text">
      <style:text-properties officeooo:rsid="001630c2"/>
    </style:style>
    <style:style style:name="T13" style:family="text">
      <style:text-properties officeooo:rsid="00175a04"/>
    </style:style>
    <style:style style:name="T14" style:family="text">
      <style:text-properties officeooo:rsid="00190db1"/>
    </style:style>
    <style:style style:name="T15" style:family="text">
      <style:text-properties officeooo:rsid="001f8dcd"/>
    </style:style>
    <style:style style:name="T16" style:family="text">
      <style:text-properties officeooo:rsid="00213261"/>
    </style:style>
    <style:style style:name="T17" style:family="text">
      <style:text-properties officeooo:rsid="002514f2"/>
    </style:style>
    <style:style style:name="T18" style:family="text">
      <style:text-properties fo:font-size="14pt" fo:font-weight="normal" officeooo:rsid="0010a84d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cee6c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49be5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69fda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90db1" style:font-size-asian="14pt" style:font-weight-asian="normal" style:font-size-complex="14pt" style:font-weight-complex="normal"/>
    </style:style>
    <style:style style:name="T23" style:family="text">
      <style:text-properties fo:font-size="14pt" fo:font-weight="bold" officeooo:rsid="00269fda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27cba9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0cee6c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889eb" style:font-size-asian="14pt" style:font-weight-asian="bold" style:font-size-complex="14pt" style:font-weight-complex="bold"/>
    </style:style>
    <style:style style:name="T27" style:family="text">
      <style:text-properties officeooo:rsid="0031f0c3"/>
    </style:style>
    <style:style style:name="T28" style:family="text">
      <style:text-properties officeooo:rsid="003213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antes: Alesom, André, Jardel, João R., Jovani e Kétly</text:p>
      <text:p text:style-name="P3">Engenharia de Software II</text:p>
      <text:p text:style-name="P3">Ciência da Computação – Bacharelado</text:p>
      <text:p text:style-name="P3">Universidade Federal da Fronteira Sul</text:p>
      <text:p text:style-name="P1"/>
      <text:p text:style-name="P1">Brainstorm</text:p>
      <text:p text:style-name="P1"/>
      <text:p text:style-name="P2">→<text:span text:style-name="T1"> Definir Escopo</text:span></text:p>
      <text:p text:style-name="P4"/>
      <text:p text:style-name="P5">Sistema de controle de estoque de materiais.</text:p>
      <text:p text:style-name="P5"/>
      <text:p text:style-name="P5">→<text:span text:style-name="T2"> </text:span><text:span text:style-name="T3">Separar/Organizar por Módulos</text:span></text:p>
      <text:list xml:id="list6597596100200446239" text:style-name="L1">
        <text:list-header>
          <text:p text:style-name="P12"/>
        </text:list-header>
        <text:list-item>
          <text:p text:style-name="P12">Cadastro de produto; </text:p>
        </text:list-item>
        <text:list-item>
          <text:p text:style-name="P26">Cadastro de grupo;</text:p>
        </text:list-item>
        <text:list-item>
          <text:p text:style-name="P30">Cadastro de local;</text:p>
        </text:list-item>
        <text:list-item>
          <text:p text:style-name="P13">Inserção de unidades de um produto; </text:p>
        </text:list-item>
        <text:list-item>
          <text:p text:style-name="P13"><text:span text:style-name="T15">Remoção</text:span> de unidades de um produto; </text:p>
        </text:list-item>
        <text:list-item>
          <text:p text:style-name="P12">Busca de produto<text:span text:style-name="T16">s</text:span> <text:span text:style-name="T16">por nome</text:span>; </text:p>
        </text:list-item>
        <text:list-item>
          <text:p text:style-name="P26">Busca de produtos por localização;</text:p>
        </text:list-item>
        <text:list-item>
          <text:p text:style-name="P26">Busca de produtos por grupo;</text:p>
        </text:list-item>
        <text:list-item>
          <text:p text:style-name="P12"><text:span text:style-name="T9">A</text:span>lerta para produtos em baixa no estoque; </text:p>
        </text:list-item>
        <text:list-item>
          <text:p text:style-name="P14">Gera<text:span text:style-name="T10">ção de</text:span> relatórios:</text:p>
          <text:list>
            <text:list-item>
              <text:p text:style-name="P14"><text:span text:style-name="T10">G</text:span>ráfico <text:span text:style-name="T11">geral </text:span>de consumo dos materiais;</text:p>
            </text:list-item>
            <text:list-item>
              <text:p text:style-name="P33">Gráfico de consumo <text:span text:style-name="T14">de materiais específicos</text:span>;</text:p>
            </text:list-item>
            <text:list-item>
              <text:p text:style-name="P15"><text:span text:style-name="T10">R</text:span>elatório mensal de consumo <text:span text:style-name="T12">dos materiais</text:span>;</text:p>
            </text:list-item>
            <text:list-item>
              <text:p text:style-name="P16"><text:span text:style-name="T10">R</text:span>elatório mensal de consumo <text:span text:style-name="T14">de materiais específicos</text:span>;</text:p>
            </text:list-item>
            <text:list-item>
              <text:p text:style-name="P17"><text:span text:style-name="T10">R</text:span>elatório <text:span text:style-name="T13">anual</text:span> de consumo <text:span text:style-name="T12">dos materiais</text:span>;</text:p>
            </text:list-item>
            <text:list-item>
              <text:p text:style-name="P16"><text:span text:style-name="T10">R</text:span>elatório <text:span text:style-name="T13">anual</text:span> de consumo <text:span text:style-name="T14">de materiais específicos</text:span>;</text:p>
            </text:list-item>
            <text:list-item>
              <text:p text:style-name="P18"><text:span text:style-name="T10">R</text:span>elatório <text:span text:style-name="T14">geral </text:span>de consumo <text:span text:style-name="T14">dos materiais </text:span>por <text:span text:style-name="T28">local</text:span>;</text:p>
            </text:list-item>
            <text:list-item>
              <text:p text:style-name="P18"><text:span text:style-name="T10">R</text:span>elatório de consumo <text:span text:style-name="T14">de materiais específicos</text:span>;</text:p>
            </text:list-item>
          </text:list>
        </text:list-item>
        <text:list-item>
          <text:p text:style-name="P12">Login de usuário;</text:p>
        </text:list-item>
      </text:list>
      <text:p text:style-name="P5"/>
      <text:p text:style-name="P5">→<text:span text:style-name="T17"> <text:s/></text:span><text:span text:style-name="T4">Planejamento da Primeira Sprint</text:span></text:p>
      <text:p text:style-name="P5"/>
      <text:p text:style-name="P8">Total de horas para a primeira sprint: 12 horas / 4 horas por par</text:p>
      <text:p text:style-name="P8"/>
      <text:p text:style-name="P9">Planning Poker</text:p>
      <text:p text:style-name="P9"/>
      <text:list xml:id="list142224111281109" text:continue-numbering="true" text:style-name="L1">
        <text:list-item>
          <text:p text:style-name="P19">Login de usuário; <text:span text:style-name="T5">Estimativa: </text:span><text:span text:style-name="T8">5</text:span><text:span text:style-name="T5"> pontos</text:span></text:p>
        </text:list-item>
        <text:list-item>
          <text:p text:style-name="P20">Cadastro de produto; <text:span text:style-name="T5">Estimativa: 2 pontos</text:span></text:p>
        </text:list-item>
        <text:list-item>
          <text:p text:style-name="P27">Cadastro de grupo;<text:span text:style-name="T1"> </text:span><text:span text:style-name="T5">Estimativa: 2 pontos</text:span></text:p>
        </text:list-item>
        <text:list-item>
          <text:p text:style-name="P31">Cadastro de local;<text:span text:style-name="T1"> </text:span><text:span text:style-name="T5">Estimativa: 2 pontos</text:span></text:p>
        </text:list-item>
        <text:list-item>
          <text:p text:style-name="P20"><text:soft-page-break/>Inserção de unidades de um produto; <text:span text:style-name="T5">Estimativa: 2 pontos</text:span></text:p>
        </text:list-item>
        <text:list-item>
          <text:p text:style-name="P20"><text:span text:style-name="T15">Remoção</text:span> de unidades de um produto; <text:span text:style-name="T5">Estimativa: 2 pontos</text:span></text:p>
        </text:list-item>
        <text:list-item>
          <text:p text:style-name="P21">Busca de produto<text:span text:style-name="T16">s</text:span> <text:span text:style-name="T16">por nome</text:span>; <text:span text:style-name="T5">Estimativa: 2 pontos</text:span></text:p>
        </text:list-item>
        <text:list-item>
          <text:p text:style-name="P28">Busca de produtos por localização;<text:span text:style-name="T1"> </text:span><text:span text:style-name="T5">Estimativa: 2 pontos</text:span></text:p>
        </text:list-item>
        <text:list-item>
          <text:p text:style-name="P28">Busca de produtos por grupo;<text:span text:style-name="T1"> </text:span><text:span text:style-name="T5">Estimativa: 2 pontos</text:span></text:p>
        </text:list-item>
        <text:list-item>
          <text:p text:style-name="P21"><text:span text:style-name="T9">A</text:span>lerta para produtos em baixa no estoque; <text:span text:style-name="T5">Estimativa: </text:span><text:span text:style-name="T6">3</text:span><text:span text:style-name="T5"> pontos</text:span></text:p>
        </text:list-item>
        <text:list-item>
          <text:p text:style-name="P20">Gera<text:span text:style-name="T10">ção de</text:span> relatórios:</text:p>
          <text:list>
            <text:list-item>
              <text:p text:style-name="P21"><text:span text:style-name="T10">G</text:span>ráfico <text:span text:style-name="T11">geral </text:span>de consumo dos materiais; <text:span text:style-name="T5">Estimativa: 2</text:span><text:span text:style-name="T6">0</text:span><text:span text:style-name="T5"> pontos</text:span></text:p>
            </text:list-item>
            <text:list-item>
              <text:p text:style-name="P34">Gráfico de consumo <text:span text:style-name="T14">de materiais específicos</text:span>;<text:span text:style-name="T1"> </text:span><text:span text:style-name="T5">Estimativa: 2</text:span><text:span text:style-name="T7">0</text:span><text:span text:style-name="T5"> pontos</text:span></text:p>
            </text:list-item>
            <text:list-item>
              <text:p text:style-name="P22"><text:span text:style-name="T10">R</text:span>elatório mensal de consumo <text:span text:style-name="T12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0">R</text:span>elatório mensal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0">R</text:span>elatório <text:span text:style-name="T13">anual</text:span> de consumo <text:span text:style-name="T12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0">R</text:span>elatório <text:span text:style-name="T13">anual</text:span>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0">R</text:span>elatório <text:span text:style-name="T14">geral </text:span>de consumo <text:span text:style-name="T14">dos materiais </text:span>por prédio; <text:span text:style-name="T5">Estimativa: </text:span><text:span text:style-name="T8">5</text:span><text:span text:style-name="T5"> pontos</text:span></text:p>
            </text:list-item>
            <text:list-item>
              <text:p text:style-name="P23"><text:span text:style-name="T10">R</text:span>elatório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</text:list>
        </text:list-item>
      </text:list>
      <text:p text:style-name="P6"/>
      <text:p text:style-name="P10">Tarefas definidas para a Primeira Sprint:</text:p>
      <text:list xml:id="list142224106197687" text:continue-numbering="true" text:style-name="L1">
        <text:list-header>
          <text:p text:style-name="P24"/>
        </text:list-header>
        <text:list-item>
          <text:p text:style-name="P24">Login de usuário; <text:span text:style-name="T5">Estimativa: </text:span><text:span text:style-name="T8">5</text:span><text:span text:style-name="T5"> pontos</text:span></text:p>
        </text:list-item>
        <text:list-item>
          <text:p text:style-name="P24">Cadastro de produto; <text:span text:style-name="T5">Estimativa: 2 pontos</text:span></text:p>
        </text:list-item>
        <text:list-item>
          <text:p text:style-name="P29">Cadastro de grupo;<text:span text:style-name="T1"> </text:span><text:span text:style-name="T5">Estimativa: 2 pontos</text:span></text:p>
        </text:list-item>
        <text:list-item>
          <text:p text:style-name="P32">Cadastro de local;<text:span text:style-name="T1"> </text:span><text:span text:style-name="T5">Estimativa: 2 pontos</text:span></text:p>
        </text:list-item>
        <text:list-item>
          <text:p text:style-name="P24">Inserção de unidades de um produto; <text:span text:style-name="T5">Estimativa: 2 pontos</text:span></text:p>
        </text:list-item>
        <text:list-item>
          <text:p text:style-name="P24"><text:span text:style-name="T15">Remoção</text:span> de unidades de um produto; <text:span text:style-name="T5">Estimativa: 2 pontos</text:span></text:p>
        </text:list-item>
        <text:list-item>
          <text:p text:style-name="P24">Busca de produto<text:span text:style-name="T16">s</text:span> <text:span text:style-name="T16">por nome</text:span>; <text:span text:style-name="T5">Estimativa: 2 pontos</text:span></text:p>
        </text:list-item>
        <text:list-item>
          <text:p text:style-name="P29">Busca de produtos por localização;<text:span text:style-name="T1"> </text:span><text:span text:style-name="T5">Estimativa: 2 pontos</text:span></text:p>
        </text:list-item>
        <text:list-item>
          <text:p text:style-name="P29">Busca de produtos por grupo;<text:span text:style-name="T1"> </text:span><text:span text:style-name="T5">Estimativa: 2 pontos</text:span></text:p>
        </text:list-item>
        <text:list-item>
          <text:p text:style-name="P24"><text:span text:style-name="T9">A</text:span>lerta para produtos em baixa no estoque; <text:span text:style-name="T5">Estimativa: </text:span><text:span text:style-name="T6">3</text:span><text:span text:style-name="T5"> pontos</text:span></text:p>
        </text:list-item>
      </text:list>
      <text:p text:style-name="P7"/>
      <text:p text:style-name="P11">Tarefas definidas para a segunda sprint <text:span text:style-name="T27">(3 semanas)</text:span> – 06/09/2016.</text:p>
      <text:p text:style-name="P11"/>
      <text:list xml:id="list3860892746177651871" text:style-name="L2">
        <text:list-item>
          <text:p text:style-name="P35"><text:span text:style-name="T18">G</text:span><text:span text:style-name="T19">ráfico </text:span><text:span text:style-name="T20">geral </text:span><text:span text:style-name="T19">de consumo dos materiais; </text:span><text:span text:style-name="T23">Estimativa: 2</text:span><text:span text:style-name="T24">0</text:span><text:span text:style-name="T23"> pontos</text:span></text:p>
        </text:list-item>
      </text:list>
      <text:list xml:id="list4079628222163776472" text:style-name="L3">
        <text:list-item>
          <text:p text:style-name="P36"><text:span text:style-name="T21">Gráfico de consumo </text:span><text:span text:style-name="T22">de materiais específicos</text:span><text:span text:style-name="T21">;</text:span><text:span text:style-name="T25"> </text:span><text:span text:style-name="T23">Estimativa: 2</text:span><text:span text:style-name="T26">0</text:span><text:span text:style-name="T23"> pontos</text:span></text:p>
        </text:list-item>
      </text:list>
      <text:list xml:id="list142224018590017" text:continue-list="list142224106197687" text:style-name="L1">
        <text:list-item>
          <text:p text:style-name="P37"><text:span text:style-name="T5"><text:tab/></text:span><text:span text:style-name="T10">R</text:span>elatório mensal de consumo <text:span text:style-name="T12">dos materiais</text:span>; <text:span text:style-name="T5">Estimativa: </text:span><text:span text:style-name="T8">5</text:span><text:span text:style-name="T5"> pontos</text:span></text:p>
        </text:list-item>
        <text:list-item>
          <text:p text:style-name="P37"><text:span text:style-name="T10">R</text:span>elatório mensal de consumo <text:span text:style-name="T14">de materiais específicos</text:span>; <text:span text:style-name="T5">Estimativa: </text:span><text:span text:style-name="T8">5</text:span><text:span text:style-name="T5"> pontos</text:span></text:p>
        </text:list-item>
        <text:list-item>
          <text:p text:style-name="P25"><text:span text:style-name="T10">R</text:span>elatório <text:span text:style-name="T13">anual</text:span> de consumo <text:span text:style-name="T12">dos materiais</text:span>; <text:span text:style-name="T5">Estimativa: </text:span><text:span text:style-name="T8">5</text:span><text:span text:style-name="T5"> pontos</text:span></text:p>
        </text:list-item>
        <text:list-item>
          <text:p text:style-name="P25"><text:span text:style-name="T10">R</text:span>elatório <text:span text:style-name="T13">anual</text:span> de consumo <text:span text:style-name="T14">de materiais específicos</text:span>; <text:span text:style-name="T5">Estimativa: </text:span><text:span text:style-name="T8">5</text:span><text:span text:style-name="T5"> pontos</text:span></text:p>
        </text:list-item>
        <text:list-item>
          <text:p text:style-name="P25"><text:span text:style-name="T10">R</text:span>elatório <text:span text:style-name="T14">geral </text:span>de consumo <text:span text:style-name="T14">dos materiais </text:span>por <text:span text:style-name="T28">local</text:span>; <text:span text:style-name="T5">Estimativa: </text:span><text:span text:style-name="T8">5</text:span><text:span text:style-name="T5"> pontos</text:span></text:p>
        </text:list-item>
        <text:list-item>
          <text:p text:style-name="P25"><text:span text:style-name="T10">Relatório de consumo de materiais específicos;</text:span><text:span text:style-name="T5"> Estimativa: </text:span><text:span text:style-name="T8">5</text:span><text:span text:style-name="T5"> pont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3:47:40.075006209</meta:creation-date>
    <dc:date>2016-09-06T14:22:23.700463391</dc:date>
    <meta:editing-duration>PT59M41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2" meta:paragraph-count="71" meta:word-count="539" meta:character-count="3264" meta:non-whitespace-character-count="2843"/>
  </office:meta>
</office:document-meta>
</file>